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163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terricht mit Kindern:</text:p>
      <text:p text:style-name="P1">Unterricht mit Kindern ist besonders herausfordernd. In meiner Zeit auf Preply habe ich mehrfach mit Kindern gearbeitet. Häufig waren dort Kinder mit Autismus und Aufmerksamkeitsstörung dabei. Kinder zu unterrichten, ist besonders anspruchsvoll. Der Unterricht mit Kindern benötigt häufig Vor- und Nachbereitungszeit. Außerdem sind regelmäßige Konsultationen mit Eltern häufig erforderlich. Besonders wenn das Kind Schwierigkeiten wie Autismus oder ADHS aufweist. Ansonsten normaler Unterricht mit Kindern, einfach um ein Sprachvolist, ansonsten arbeite ich.</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30T11:26:42.519454200</meta:creation-date>
    <dc:date>2026-04-30T11:26:51.186743700</dc:date>
    <meta:editing-duration>PT9S</meta:editing-duration>
    <meta:editing-cycles>1</meta:editing-cycles>
    <meta:document-statistic meta:table-count="0" meta:image-count="0" meta:object-count="0" meta:page-count="1" meta:paragraph-count="2" meta:word-count="74" meta:character-count="581" meta:non-whitespace-character-count="509"/>
    <meta:generator>LibreOffice/25.8.3.2$Windows_X86_64 LibreOffice_project/8ca8d55c161d602844f5428fa4b58097424e324e</meta:generator>
  </office:meta>
</office:document-meta>
</file>